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C89300005205000074010642FF8D.pdf" manifest:media-type="application/pdf"/>
  <manifest:file-entry manifest:full-path="Pictures/10000001000003E00000057B8A2923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695cm" svg:width="17cm" svg:height="25.19cm" draw:z-index="0"><draw:image xlink:href="Pictures/1001C89300005205000074010642FF8D.pdf" xlink:type="simple" xlink:show="embed" xlink:actuate="onLoad" draw:mime-type="application/pdf"/><draw:image xlink:href="Pictures/10000001000003E00000057B8A2923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8T22:43:31.419931300</meta:creation-date>
    <dc:date>2025-01-08T23:04:17.234516600</dc:date>
    <meta:editing-duration>PT20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25.8.0.0.alpha0$Windows_X86_64 LibreOffice_project/7336fcd93c566a5fed470e79a16d66cf5c08ac8d</meta:generator>
  </office:meta>
</office:document-meta>
</file>